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6pt" fo:font-weight="bold" officeooo:rsid="001a1152" officeooo:paragraph-rsid="001a11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fo:font-size="16pt" fo:font-weight="bold" officeooo:rsid="001dff71" officeooo:paragraph-rsid="001dff7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16pt" fo:font-weight="normal" officeooo:rsid="001a1152" officeooo:paragraph-rsid="001a115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6pt" fo:font-weight="normal" officeooo:rsid="001dff71" officeooo:paragraph-rsid="001dff71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dff7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ff71" officeooo:paragraph-rsid="001dff71" style:font-size-asian="16pt" style:font-size-complex="16pt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style:use-window-font-color="true" fo:font-weight="normal" officeooo:rsid="001a1152" style:font-weight-asian="normal" style:font-weight-complex="normal"/>
    </style:style>
    <style:style style:name="T3" style:family="text">
      <style:text-properties style:use-window-font-color="true" fo:font-weight="normal" officeooo:rsid="001b2e35" style:font-weight-asian="normal" style:font-weight-complex="normal"/>
    </style:style>
    <style:style style:name="T4" style:family="text">
      <style:text-properties style:use-window-font-color="true" fo:font-weight="normal" officeooo:rsid="001bee12" style:font-weight-asian="normal" style:font-weight-complex="normal"/>
    </style:style>
    <style:style style:name="T5" style:family="text">
      <style:text-properties style:use-window-font-color="true" fo:font-weight="normal" officeooo:rsid="001cdcb0" style:font-weight-asian="normal" style:font-weight-complex="normal"/>
    </style:style>
    <style:style style:name="T6" style:family="text">
      <style:text-properties style:use-window-font-color="true" fo:font-weight="normal" officeooo:rsid="001d2ad4" style:font-weight-asian="normal" style:font-weight-complex="normal"/>
    </style:style>
    <style:style style:name="T7" style:family="text">
      <style:text-properties officeooo:rsid="001fb0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</text:p>
      <text:p text:style-name="P3"/>
      <text:p text:style-name="P5"><text:span text:style-name="T2"><text:tab/></text:span><text:span text:style-name="T5">T</text:span><text:span text:style-name="T3">he documents are about fake news. </text:span></text:p>
      <text:p text:style-name="P5"><text:span text:style-name="T4">The notion of false knowledge or misinformation </text:span><text:span text:style-name="T5">is evoked with the 2 pictures </text:span><text:span text:style-name="T6">at the beginning. The first picture shows a man that picks the letter « K » from the word « LIKE » so it becomes « LIE ». It shows that the likes contribute to spreading fake news. The second picture shows that false knowledge is very dangerous, more than ignorance. </text:span></text:p>
      <text:p text:style-name="P6"><text:span text:style-name="T6">I</text:span><text:span text:style-name="T1">n the video, the newscasters denounce what they have to say : they don’t want to spread fake news. </text:span></text:p>
      <text:p text:style-name="P6"><text:span text:style-name="T1"/></text:p>
      <text:p text:style-name="P2"/>
      <text:p text:style-name="P2">WRITTEN EXPRESSION</text:p>
      <text:p text:style-name="P2"/>
      <text:p text:style-name="P4"><text:tab/>Humour is a thing that often provoke laugh. It’s a way of entertainment. A lot of artists use humour in their works to make a good ambiance. Other artists use the black humour, but many people in the world think that’s an insulting humour. However, <text:span text:style-name="T7">it’s a good way to convey a message that can be political, polemical, etc. Black humour often takes the form of a caricature of the society. Also, humour can convey a message but it’s less impacting than black humour. Humour is often used to convey a positive message while black humour is often used to convey a negative messag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8:44:42.682000000</meta:creation-date>
    <dc:date>2020-03-23T14:38:14.912000000</dc:date>
    <meta:editing-duration>PT6M3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196" meta:character-count="1085" meta:non-whitespace-character-count="889"/>
  </office:meta>
</office:document-meta>
</file>